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e1f37" officeooo:paragraph-rsid="001e1f37"/>
    </style:style>
    <style:style style:name="P2" style:family="paragraph" style:parent-style-name="Standard">
      <style:text-properties style:font-name="sans-serif" fo:font-size="15pt" officeooo:paragraph-rsid="001a9d5f"/>
    </style:style>
    <style:style style:name="P3" style:family="paragraph" style:parent-style-name="Standard">
      <style:text-properties style:font-name="sans-serif" fo:font-size="15pt" officeooo:paragraph-rsid="001be92e"/>
    </style:style>
    <style:style style:name="T1" style:family="text">
      <style:text-properties officeooo:rsid="001e1f37"/>
    </style:style>
    <style:style style:name="T2" style:family="text">
      <style:text-properties officeooo:rsid="002259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è es vol fer a la pràctica. </text:p>
      <text:p text:style-name="P2"/>
      <text:p text:style-name="P3">Quins recursos del Microcontrolador, Placa d’Experimentació I Robot es fan servir. </text:p>
      <text:p text:style-name="P2"/>
      <text:p text:style-name="P2">Com s’han configurat els diferents recursos. </text:p>
      <text:p text:style-name="P2"/>
      <text:p text:style-name="P2">Com i per quines funcions es fan servir. </text:p>
      <text:p text:style-name="P2"/>
      <text:p text:style-name="P2">Problemes que han sorgit (que no siguin de compilació) i com s’han solucionat. </text:p>
      <text:p text:style-name="P2"/>
      <text:p text:style-name="P2">Conclusions. </text:p>
      <text:p text:style-name="P2"/>
      <text:p text:style-name="P2">Diagrames de flux.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e1f37" officeooo:paragraph-rsid="001e1f37"/>
    </style:style>
    <style:style style:name="MT1" style:family="text">
      <style:text-properties officeooo:rsid="002259c0"/>
    </style:style>
    <style:style style:name="MT2" style:family="text">
      <style:text-properties officeooo:rsid="001e1f3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Ricard Ruiz &amp; Jose Blanco<text:tab/>PAE<text:tab/>Practica <text:span text:style-name="MT1">2</text:span> - <text:span text:style-name="MT1">PORTS</text:span></text:p>
      </style:header>
      <style:footer>
        <text:p text:style-name="Footer"><text:tab/><text:tab/><text:span text:style-name="MT2">Página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6:29.892215834</meta:creation-date>
    <meta:generator>LibreOffice/6.2.0.3$Linux_X86_64 LibreOffice_project/20$Build-3</meta:generator>
    <dc:date>2019-02-28T11:39:48.405644004</dc:date>
    <meta:editing-duration>PT10M52S</meta:editing-duration>
    <meta:editing-cycles>8</meta:editing-cycles>
    <meta:document-statistic meta:table-count="0" meta:image-count="0" meta:object-count="0" meta:page-count="1" meta:paragraph-count="9" meta:word-count="60" meta:character-count="369" meta:non-whitespace-character-count="309"/>
  </office:meta>
</office:document-meta>
</file>